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4" office:value-type="float" office:value="0.01" calcext:value-type="float">
            <text:p>1.00E-02</text:p>
          </table:table-cell>
          <table:table-cell table:style-name="ce6" office:value-type="float" office:value="0.0003" calcext:value-type="float">
            <text:p>3.00E-04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 table:style-name="ce4" office:value-type="float" office:value="0.01" calcext:value-type="float">
            <text:p>1.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rch implementation of DRAW with convolutions – Run on G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table:number-columns-repeated="2"/>
          <table:table-cell office:value-type="string" calcext:value-type="string">
            <text:p>Test 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5" office:value-type="string" calcext:value-type="string">
            <text:p>1e-2, 1e-3, 3e-4</text:p>
          </table:table-cell>
          <table:table-cell table:number-columns-repeated="2" table:style-name="ce4" office:value-type="float" office:value="0.01" calcext:value-type="float">
            <text:p>1.00E-02</text:p>
          </table:table-cell>
          <table:table-cell office:value-type="string" calcext:value-type="string">
            <text:p>1e-2 red by 1.5 every 100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6" office:value-type="string" calcext:value-type="string">
            <text:p>1e-2 red by 4 every 33</text:p>
          </table:table-cell>
          <table:table-cell table:number-columns-repeated="5" table:style-name="ce4" office:value-type="float" office:value="0.01" calcext:value-type="float">
            <text:p>1.00E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3" office:value-type="string" calcext:value-type="string">
            <text:p>adagrad</text:p>
          </table:table-cell>
          <table:table-cell office:value-type="string" calcext:value-type="string">
            <text:p>adam</text:p>
          </table:table-cell>
          <table:table-cell table:number-columns-repeated="8" office:value-type="string" calcext:value-type="string">
            <text:p>adagr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4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32" calcext:value-type="float">
            <text:p>32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4"/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4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lower loss than test 6</text:p>
          </table:table-cell>
          <table:table-cell table:style-name="ce3" office:value-type="string" calcext:value-type="string">
            <text:p>lower loss than test 7</text:p>
          </table:table-cell>
          <table:table-cell table:style-name="ce3" office:value-type="string" calcext:value-type="string">
            <text:p>not as good as 8</text:p>
          </table:table-cell>
          <table:table-cell table:style-name="ce3" office:value-type="string" calcext:value-type="string">
            <text:p>Lower loss than 8... </text:p>
          </table:table-cell>
          <table:table-cell table:style-name="ce3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lob</text:p>
          </table:table-cell>
          <table:table-cell office:value-type="string" calcext:value-type="string">
            <text:p>black</text:p>
          </table:table-cell>
          <table:table-cell table:number-columns-repeated="3" office:value-type="string" calcext:value-type="string">
            <text:p>blo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ied with adam, not converging.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RAW with convolutions for albatros 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5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5" office:value-type="string" calcext:value-type="string">
            <text:p>32*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_da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2 every 33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2 every 2000</text:p>
          </table:table-cell>
          <table:table-cell office:value-type="string" calcext:value-type="string">
            <text:p>1e-2 red by 2 every 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5" office:value-type="string" calcext:value-type="string">
            <text:p>adagrad</text:p>
          </table:table-cell>
          <table:table-cell/>
          <table:table-cell table:formula="of:=10000/(3*32*32)" office:value-type="float" office:value="3.25520833333333" calcext:value-type="float">
            <text:p>3.25520833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 office:value-type="string" calcext:value-type="string">
            <text:p>Gaussian Critereon</text:p>
          </table:table-cell>
          <table:table-cell table:number-columns-repeated="2" table:style-name="ce7" office:value-type="string" calcext:value-type="string">
            <text:p>Gaussian Critere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5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Binary image</text:p>
          </table:table-cell>
          <table:table-cell table:style-name="ce5" office:value-type="string" calcext:value-type="string">
            <text:p>Not binar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howing negative lo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AW with convolutions for birds datase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00-00-00</text:date>, <text:time style:data-style-name="N2" text:time-value="15:32:21.527991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26T15:54:43.794434088</dc:date>
    <meta:editing-duration>P4DT1H47M50S</meta:editing-duration>
    <meta:editing-cycles>34</meta:editing-cycles>
    <meta:generator>LibreOffice/5.1.4.2$Linux_X86_64 LibreOffice_project/10m0$Build-2</meta:generator>
    <meta:document-statistic meta:table-count="1" meta:cell-count="353" meta:object-count="0"/>
  </office:meta>
</office:document-meta>
</file>